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176cm" fo:min-width="6.9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0.5cm" svg:height="10.5cm" svg:x="6.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21T19:54:10.875000000</meta:creation-date>
    <dc:date>2023-09-21T19:58:22.855000000</dc:date>
    <meta:editing-duration>PT4M20S</meta:editing-duration>
    <meta:editing-cycles>1</meta:editing-cycles>
    <meta:document-statistic meta:object-count="1"/>
    <meta:generator>LibreOffice/7.5.1.2$Windows_X86_64 LibreOffice_project/fcbaee479e84c6cd81291587d2ee68cba099e129</meta:generator>
  </office:meta>
</office:document-meta>
</file>